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7d38" officeooo:paragraph-rsid="00047d38" style:font-size-asian="22pt" style:font-size-complex="22pt"/>
    </style:style>
    <style:style style:name="P2" style:family="paragraph" style:parent-style-name="Standard">
      <style:text-properties officeooo:rsid="00047d38" officeooo:paragraph-rsid="00047d38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47d38" style:font-size-asian="44pt" style:font-weight-asian="bold" style:font-size-complex="44pt" style:font-weight-complex="bold"/>
    </style:style>
    <style:style style:name="P4" style:family="paragraph" style:parent-style-name="Standard">
      <style:text-properties officeooo:rsid="000627f7" officeooo:paragraph-rsid="000627f7"/>
    </style:style>
    <style:style style:name="P5" style:family="paragraph" style:parent-style-name="Standard">
      <style:text-properties officeooo:rsid="00074074" officeooo:paragraph-rsid="00074074"/>
    </style:style>
    <style:style style:name="P6" style:family="paragraph" style:parent-style-name="Standard">
      <style:text-properties officeooo:rsid="000585c2" officeooo:paragraph-rsid="000585c2"/>
    </style:style>
    <style:style style:name="P7" style:family="paragraph" style:parent-style-name="Standard">
      <style:text-properties fo:font-weight="bold" officeooo:rsid="000585c2" officeooo:paragraph-rsid="000585c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78918" style:font-size-asian="44pt" style:font-weight-asian="bold" style:font-size-complex="44pt" style:font-weight-complex="bold"/>
    </style:style>
    <style:style style:name="P9" style:family="paragraph" style:parent-style-name="Standard">
      <style:text-properties officeooo:rsid="00078918" officeooo:paragraph-rsid="00078918"/>
    </style:style>
    <style:style style:name="P10" style:family="paragraph" style:parent-style-name="Standard">
      <style:text-properties officeooo:rsid="0008ab9f" officeooo:paragraph-rsid="0008ab9f"/>
    </style:style>
    <style:style style:name="P11" style:family="paragraph" style:parent-style-name="Standard">
      <style:text-properties officeooo:rsid="000b50d2" officeooo:paragraph-rsid="000b50d2"/>
    </style:style>
    <style:style style:name="P12" style:family="paragraph" style:parent-style-name="Standard">
      <style:text-properties officeooo:rsid="000a7fb7" officeooo:paragraph-rsid="000a7fb7"/>
    </style:style>
    <style:style style:name="P13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a7fb7"/>
    </style:style>
    <style:style style:name="P14" style:family="paragraph" style:parent-style-name="Standard">
      <style:paragraph-properties fo:text-align="center" style:justify-single-word="false"/>
      <style:text-properties fo:font-size="44pt" fo:font-weight="bold" officeooo:rsid="000bb6ec" officeooo:paragraph-rsid="000bb6ec" style:font-size-asian="44pt" style:font-weight-asian="bold" style:font-size-complex="44pt" style:font-weight-complex="bold"/>
    </style:style>
    <style:style style:name="P15" style:family="paragraph" style:parent-style-name="Standard">
      <style:text-properties officeooo:rsid="000a7fb7" officeooo:paragraph-rsid="000bb6ec"/>
    </style:style>
    <style:style style:name="P16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bb6ec"/>
    </style:style>
    <style:style style:name="P17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bb6ec" officeooo:paragraph-rsid="000bb6ec"/>
    </style:style>
    <style:style style:name="P18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da6f1" officeooo:paragraph-rsid="000da6f1"/>
    </style:style>
    <style:style style:name="P19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f726c" officeooo:paragraph-rsid="000f726c"/>
    </style:style>
    <style:style style:name="P20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0138d" officeooo:paragraph-rsid="0010138d"/>
    </style:style>
    <style:style style:name="P21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0b779" officeooo:paragraph-rsid="0010b779"/>
    </style:style>
    <style:style style:name="T1" style:family="text">
      <style:text-properties officeooo:rsid="00084a77"/>
    </style:style>
    <style:style style:name="T2" style:family="text">
      <style:text-properties officeooo:rsid="0008ab9f"/>
    </style:style>
    <style:style style:name="T3" style:family="text">
      <style:text-properties officeooo:rsid="00091f81"/>
    </style:style>
    <style:style style:name="T4" style:family="text">
      <style:text-properties officeooo:rsid="000bb6ec"/>
    </style:style>
    <style:style style:name="T5" style:family="text">
      <style:text-properties officeooo:rsid="000da6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ы пакетов:</text:p>
      <text:p text:style-name="P2"/>
      <text:p text:style-name="P3">flatpak</text:p>
      <text:p text:style-name="P2"/>
      <text:p text:style-name="P4">просмотр удаленного каталога приложенй:</text:p>
      <text:p text:style-name="P4"/>
      <text:p text:style-name="P4">flatpak remotes</text:p>
      <text:p text:style-name="P4"/>
      <text:p text:style-name="P4">поиск приложения:</text:p>
      <text:p text:style-name="P4"/>
      <text:p text:style-name="P4">flatpak search &lt;имя пакета&gt;</text:p>
      <text:p text:style-name="P4">будет возвращено наименование пакета и его ID</text:p>
      <text:p text:style-name="P4"/>
      <text:p text:style-name="P4">установка пакета:</text:p>
      <text:p text:style-name="P4"/>
      <text:p text:style-name="P4">flatpak install flathub &lt;ID пакета&gt;</text:p>
      <text:p text:style-name="P4"/>
      <text:p text:style-name="P5">можно не указывать flathub, тогда при установке будет вопрос удаленного хранилища</text:p>
      <text:p text:style-name="P5"/>
      <text:p text:style-name="P5">запуск приложения:</text:p>
      <text:p text:style-name="P5"/>
      <text:p text:style-name="P5">flatpak run &lt;ID пакета&gt;</text:p>
      <text:p text:style-name="P4"/>
      <text:p text:style-name="P5">обновление пакета:</text:p>
      <text:p text:style-name="P5"/>
      <text:p text:style-name="P5">flatpak update</text:p>
      <text:p text:style-name="P5"/>
      <text:p text:style-name="P5">просмотр установленных пакетов:</text:p>
      <text:p text:style-name="P5"/>
      <text:p text:style-name="P5">flatpak list</text:p>
      <text:p text:style-name="P5"/>
      <text:p text:style-name="P5">удаление пакета:</text:p>
      <text:p text:style-name="P5"/>
      <text:p text:style-name="P5">flatpak uninstall &lt;ID пакета&gt;</text:p>
      <text:p text:style-name="P2"/>
      <text:p text:style-name="P5">для исправления каких-то проблем с установкой<text:tab/>:</text:p>
      <text:p text:style-name="P5"/>
      <text:p text:style-name="P5">flatpak repair</text:p>
      <text:p text:style-name="P5"/>
      <text:p text:style-name="P5">просмотр логов использования:</text:p>
      <text:p text:style-name="P5"/>
      <text:p text:style-name="P5">flatpak history</text:p>
      <text:p text:style-name="P2"/>
      <text:p text:style-name="P2"/>
      <text:p text:style-name="P3">snap</text:p>
      <text:p text:style-name="P2"/>
      <text:p text:style-name="P6"><text:soft-page-break/>установка snap:</text:p>
      <text:p text:style-name="P6"/>
      <text:p text:style-name="P6">sudo apt install snapd</text:p>
      <text:p text:style-name="P6"/>
      <text:p text:style-name="P7">установка пакета:</text:p>
      <text:p text:style-name="P6"/>
      <text:p text:style-name="P6">sudo snap install &lt;имя пакета&gt;</text:p>
      <text:p text:style-name="P6"/>
      <text:p text:style-name="P6">облновление пакета;</text:p>
      <text:p text:style-name="P6"/>
      <text:p text:style-name="P6">snap refresh &lt;имя пакета&gt;</text:p>
      <text:p text:style-name="P6"/>
      <text:p text:style-name="P6">или для обновления всех пакетов:</text:p>
      <text:p text:style-name="P6"/>
      <text:p text:style-name="P6">snap refresh</text:p>
      <text:p text:style-name="P6"/>
      <text:p text:style-name="P7">удаление пакета:</text:p>
      <text:p text:style-name="P6"/>
      <text:p text:style-name="P6">snap remove</text:p>
      <text:p text:style-name="P6"/>
      <text:p text:style-name="P6">просмотр установленных пакетов:</text:p>
      <text:p text:style-name="P6"/>
      <text:p text:style-name="P6">snap list</text:p>
      <text:p text:style-name="P6"/>
      <text:p text:style-name="P6">поиск пакетов:</text:p>
      <text:p text:style-name="P6"/>
      <text:p text:style-name="P6">snap find &lt;имя пакета&gt;</text:p>
      <text:p text:style-name="P6"/>
      <text:p text:style-name="P6">информация о пакете:</text:p>
      <text:p text:style-name="P6"/>
      <text:p text:style-name="P6">snap info &lt;имя пакета&gt;</text:p>
      <text:p text:style-name="P6"/>
      <text:p text:style-name="P6">откат обновления пакета:</text:p>
      <text:p text:style-name="P6"/>
      <text:p text:style-name="P6">snap revert &lt;имя пакета&gt;</text:p>
      <text:p text:style-name="P6"/>
      <text:p text:style-name="P7">запуск пакета:</text:p>
      <text:p text:style-name="P6"/>
      <text:p text:style-name="P6">snap run &lt;имя пакета&gt;</text:p>
      <text:p text:style-name="P6"/>
      <text:p text:style-name="P6"/>
      <text:p text:style-name="P6"/>
      <text:p text:style-name="P6"/>
      <text:p text:style-name="P2">Оба хранят в себе зависимости и делают установку программ независимо от окружения</text:p>
      <text:p text:style-name="P2"/>
      <text:p text:style-name="P2"/>
      <text:p text:style-name="P8"/>
      <text:p text:style-name="P8"><text:soft-page-break/>pacman</text:p>
      <text:p text:style-name="P9"/>
      <text:p text:style-name="P9">Пакетный менеджер в Manaro Linux</text:p>
      <text:p text:style-name="P9"/>
      <text:p text:style-name="P9"/>
      <text:p text:style-name="P9"><text:span text:style-name="T1">Вывод всех установленныъх пользователем</text:span> программы:</text:p>
      <text:p text:style-name="P9">pacman -Qe</text:p>
      <text:p text:style-name="P9"/>
      <text:p text:style-name="P9">Поиск по шаблону:</text:p>
      <text:p text:style-name="P9">pacman -Qe | grep &lt;программа для поиска&gt;</text:p>
      <text:p text:style-name="P9"/>
      <text:p text:style-name="P9"/>
      <text:p text:style-name="P9">Удаление программы:</text:p>
      <text:p text:style-name="P9">sud<text:span text:style-name="T2">o</text:span> pacman -R<text:span text:style-name="T3">s</text:span> &lt;программа для удаления&gt;</text:p>
      <text:p text:style-name="P9"/>
      <text:p text:style-name="P10">Установка программы:</text:p>
      <text:p text:style-name="P10">sudo pacman -S &lt;программа для установки&gt;</text:p>
      <text:p text:style-name="P10"/>
      <text:p text:style-name="P11">Обновление содержимого репозиториев:</text:p>
      <text:p text:style-name="P11">sudo pacman -Sy</text:p>
      <text:p text:style-name="P10"/>
      <text:p text:style-name="P12">Обновление ВСЕХ пакетов в системе:</text:p>
      <text:p text:style-name="P13">pacman -Syu</text:p>
      <text:p text:style-name="P12"/>
      <text:p text:style-name="P12">Поиск пакетов в репозиториях:</text:p>
      <text:p text:style-name="P12">pacman -Ss '&lt;программа для поиска&gt;'</text:p>
      <text:p text:style-name="P12"/>
      <text:p text:style-name="P14">yay</text:p>
      <text:p text:style-name="P15">Обновление ВСЕХ пакетов в системе:</text:p>
      <text:p text:style-name="P16"><text:span text:style-name="T4">yay</text:span> -Syu</text:p>
      <text:p text:style-name="P16"/>
      <text:p text:style-name="P17">Поиск <text:span text:style-name="T5">установленных пакетов </text:span>по шаблону:</text:p>
      <text:p text:style-name="P17">yay -Qe | grep &lt;имя нужного пакета&gt;</text:p>
      <text:p text:style-name="P17"/>
      <text:p text:style-name="P18">Добавление пакета:</text:p>
      <text:p text:style-name="P18">yay -S <text:span text:style-name="T4">&lt;имя нужного пакета&gt;</text:span></text:p>
      <text:p text:style-name="P18"/>
      <text:p text:style-name="P19">Установка из исходников:</text:p>
      <text:p text:style-name="P19">yay -U ./&lt;путь к месторасположению пакета&gt;/<text:span text:style-name="T4">&lt;имя нужного пакета&gt;</text:span></text:p>
      <text:p text:style-name="P17"/>
      <text:p text:style-name="P17">Удаление:</text:p>
      <text:p text:style-name="P17">yay -Rs &lt;имя нужного пакета&gt;</text:p>
      <text:p text:style-name="P17"/>
      <text:p text:style-name="P20">Очистка системы (удаление пакетов, что уже не используются):</text:p>
      <text:p text:style-name="P20">yay -Yc</text:p>
      <text:p text:style-name="P20"/>
      <text:p text:style-name="P21"><text:soft-page-break/>Статистика:</text:p>
      <text:p text:style-name="P21">yay -P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3.2$Linux_X86_64 LibreOffice_project/480$Build-2</meta:generator>
    <dc:date>2024-12-10T08:27:19.261988596</dc:date>
    <meta:editing-duration>PT50M30S</meta:editing-duration>
    <meta:editing-cycles>17</meta:editing-cycles>
    <meta:document-statistic meta:table-count="0" meta:image-count="0" meta:object-count="0" meta:page-count="4" meta:paragraph-count="75" meta:word-count="267" meta:character-count="1859" meta:non-whitespace-character-count="1667"/>
  </office:meta>
</office:document-meta>
</file>